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uk" fo:country="UA" officeooo:rsid="001ed1ca" officeooo:paragraph-rsid="006afd62"/>
    </style:style>
    <style:style style:name="P2" style:family="paragraph" style:parent-style-name="Standard" style:list-style-name="L1">
      <style:text-properties officeooo:rsid="001ed1ca" officeooo:paragraph-rsid="006afd62"/>
    </style:style>
    <style:style style:name="P3" style:family="paragraph" style:parent-style-name="Text_20_body" style:list-style-name="L1">
      <style:text-properties officeooo:paragraph-rsid="0044af56"/>
    </style:style>
    <style:style style:name="P4" style:family="paragraph" style:parent-style-name="Text_20_body" style:list-style-name="L1">
      <style:text-properties officeooo:rsid="001ed1ca" officeooo:paragraph-rsid="0020d7e0"/>
    </style:style>
    <style:style style:name="P5" style:family="paragraph" style:parent-style-name="Text_20_body" style:list-style-name="L1">
      <style:text-properties officeooo:rsid="001ed1ca" officeooo:paragraph-rsid="00698f1d"/>
    </style:style>
    <style:style style:name="P6" style:family="paragraph" style:parent-style-name="Text_20_body" style:list-style-name="L1">
      <style:text-properties fo:language="uk" fo:country="UA" officeooo:rsid="0073dc7d" officeooo:paragraph-rsid="0073dc7d"/>
    </style:style>
    <style:style style:name="P7" style:family="paragraph" style:parent-style-name="Text_20_body" style:list-style-name="L1">
      <style:text-properties fo:language="uk" fo:country="UA" officeooo:rsid="00754c27" officeooo:paragraph-rsid="00754c27"/>
    </style:style>
    <style:style style:name="P8" style:family="paragraph" style:parent-style-name="Text_20_body" style:list-style-name="L1">
      <style:text-properties fo:language="uk" fo:country="UA" officeooo:rsid="00770732" officeooo:paragraph-rsid="00770732"/>
    </style:style>
    <style:style style:name="P9" style:family="paragraph" style:parent-style-name="Text_20_body" style:list-style-name="L1">
      <style:text-properties fo:language="uk" fo:country="UA" officeooo:rsid="00789213" officeooo:paragraph-rsid="00789213"/>
    </style:style>
    <style:style style:name="P10" style:family="paragraph" style:parent-style-name="Text_20_body" style:list-style-name="L1">
      <style:text-properties fo:language="uk" fo:country="UA" officeooo:rsid="0078e196" officeooo:paragraph-rsid="0078e196"/>
    </style:style>
    <style:style style:name="P11" style:family="paragraph" style:parent-style-name="Text_20_body" style:list-style-name="L1">
      <style:text-properties officeooo:rsid="0020d7e0" officeooo:paragraph-rsid="0020d7e0"/>
    </style:style>
    <style:style style:name="P12" style:family="paragraph" style:parent-style-name="Text_20_body" style:list-style-name="L1">
      <style:text-properties officeooo:rsid="0029d730" officeooo:paragraph-rsid="0039c03c"/>
    </style:style>
    <style:style style:name="P13" style:family="paragraph" style:parent-style-name="Text_20_body" style:list-style-name="L1">
      <style:text-properties officeooo:rsid="0071c9b7" officeooo:paragraph-rsid="0071c9b7"/>
    </style:style>
    <style:style style:name="P14" style:family="paragraph" style:parent-style-name="Heading_20_2">
      <style:text-properties officeooo:rsid="006e5a2e" officeooo:paragraph-rsid="006e5a2e"/>
    </style:style>
    <style:style style:name="P15" style:family="paragraph" style:parent-style-name="Heading_20_2">
      <style:text-properties officeooo:rsid="0070512c" officeooo:paragraph-rsid="0070512c"/>
    </style:style>
    <style:style style:name="P16" style:family="paragraph" style:parent-style-name="Code">
      <style:text-properties officeooo:rsid="005ae1c5" officeooo:paragraph-rsid="006e5a2e"/>
    </style:style>
    <style:style style:name="P17" style:family="paragraph" style:parent-style-name="Code">
      <style:text-properties officeooo:paragraph-rsid="006e5a2e"/>
    </style:style>
    <style:style style:name="P18" style:family="paragraph" style:parent-style-name="Code">
      <style:text-properties officeooo:rsid="006e5a2e" officeooo:paragraph-rsid="006e5a2e"/>
    </style:style>
    <style:style style:name="P19" style:family="paragraph" style:parent-style-name="Code">
      <style:text-properties officeooo:rsid="0070512c" officeooo:paragraph-rsid="0070512c"/>
    </style:style>
    <style:style style:name="T1" style:family="text">
      <style:text-properties officeooo:rsid="001ed1ca"/>
    </style:style>
    <style:style style:name="T2" style:family="text">
      <style:text-properties fo:language="uk" fo:country="UA"/>
    </style:style>
    <style:style style:name="T3" style:family="text">
      <style:text-properties officeooo:rsid="005868c0"/>
    </style:style>
    <style:style style:name="T4" style:family="text">
      <style:text-properties officeooo:rsid="006e5a2e"/>
    </style:style>
    <style:style style:name="T5" style:family="text">
      <style:text-properties officeooo:rsid="0075d1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віт з лабораторної роботи </text:p>
      <text:p text:style-name="Title"><text:span text:style-name="T1">з</text:span>а дисципліною "програмування" </text:p>
      <text:p text:style-name="Title">студента групи ПА-17-1</text:p>
      <text:p text:style-name="Title">Панасенка Егора Сергійовича</text:p>
      <text:p text:style-name="Title">Кафедра комп’ютерних технологій, фпм, дну </text:p>
      <text:p text:style-name="Title">2017/2018 навч.р.</text:p>
      <text:p text:style-name="Text_20_body"/>
      <text:list xml:id="list645314577444732727" text:style-name="L1">
        <text:list-item>
          <text:p text:style-name="P5">Постановка задачі: </text:p>
          <text:list>
            <text:list-item>
              <text:p text:style-name="P1">За допомогою текстового редактора створити файл, що містить текст. Довжина рядка тексту не повинна перевищувати 80 символів. Це вихідний файл.</text:p>
            </text:list-item>
            <text:list-item>
              <text:p text:style-name="P1">Програма повинна:</text:p>
              <text:list>
                <text:list-item>
                  <text:p text:style-name="P1">інформацію вихідного файлу записати в вихідний файл;</text:p>
                </text:list-item>
                <text:list-item>
                  <text:p text:style-name="P1">реалізувати дії, зазначені в індивідуальному відповідну інформацію в вихідний файл.</text:p>
                </text:list-item>
              </text:list>
            </text:list-item>
            <text:list-item>
              <text:p text:style-name="P1">Ім'я вихідного файлу задає користувач під час виконання або в командному рядку.</text:p>
            </text:list-item>
            <text:list-item>
              <text:p text:style-name="P1">Ім'я вихідного файлу: перші символи - не більше трьох символів з імені вихідного файлу, а решта символи _out.</text:p>
            </text:list-item>
            <text:list-item>
              <text:p text:style-name="P1">Вихідний файл повинен мати розширення .dat.</text:p>
            </text:list-item>
            <text:list-item>
              <text:p text:style-name="P1">Програма повинна забезпечувати за запитом користувача:</text:p>
              <text:list>
                <text:list-item>
                  <text:p text:style-name="P1">висновок тексту вихідного файлу на екран дисплея;</text:p>
                </text:list-item>
                <text:list-item>
                  <text:p text:style-name="P1">висновок тексту вихідного файлу на екран дисплея.</text:p>
                </text:list-item>
              </text:list>
            </text:list-item>
            <text:list-item>
              <text:p text:style-name="P1">Закінчені послідовності дій оформити у вигляді функцій. Всі необхідні дані для функцій повинні передаватися їм в якості параметрів. Використання глобальних змінних у функціях не допускається.</text:p>
            </text:list-item>
            <text:list-item>
              <text:p text:style-name="P1">Визначення функцій і головну функцію розмістити в двох окремих файлах.</text:p>
            </text:list-item>
            <text:list-item>
              <text:p text:style-name="P2"><text:bookmark text:name="result_box8"/><text:span text:style-name="T2">Індивідуальне завдання: Варіант 9. Визначити спочатку рядки, що починаються з однобуквених слів, а потім всі інші.</text:span></text:p>
            </text:list-item>
          </text:list>
        </text:list-item>
        <text:list-item>
          <text:p text:style-name="P4">Опис ходу розв’язку:</text:p>
          <text:list>
            <text:list-item>
              <text:p text:style-name="P6">У файлі Makefile задаються функції для компіляції та очищення від бінарних файлів</text:p>
            </text:list-item>
            <text:list-item>
              <text:p text:style-name="P6">У файлі main.c знаходиться головна функція у якій виконуються такі дії</text:p>
              <text:list>
                <text:list-item>
                  <text:p text:style-name="P7">Якщо з командного рядка ввели існуючий файл, то відкрити його, а якщо ні то запитувати файл доки не отримаємо якийсь.</text:p>
                </text:list-item>
                <text:list-item>
                  <text:p text:style-name="P7">Узяти усі рядки з файлу</text:p>
                </text:list-item>
                <text:list-item>
                  <text:p text:style-name="P7">Відібрати спочатку файли з одним символом, а потім з <text:soft-page-break/>декількома.</text:p>
                </text:list-item>
                <text:list-item>
                  <text:p text:style-name="P7">Вивести данні за вибором.</text:p>
                </text:list-item>
                <text:list-item>
                  <text:p text:style-name="P7">Закрити файл, звільнити пам’ять і вийти з програми.</text:p>
                </text:list-item>
              </text:list>
            </text:list-item>
            <text:list-item>
              <text:p text:style-name="P7">У файлі functions.h задаються усі потрібні функції.</text:p>
            </text:list-item>
            <text:list-item>
              <text:p text:style-name="P7">У файлі functions.c задаються такі алгоритми функцій:</text:p>
              <text:list>
                <text:list-item>
                  <text:p text:style-name="P7">say: Виводить текст у файл або у консоль</text:p>
                </text:list-item>
                <text:list-item>
                  <text:p text:style-name="P7">get_string: Забирає посимвольно рядок за допомогою динамічного масиву <text:span text:style-name="T5">та виводить адресу масива</text:span>.</text:p>
                </text:list-item>
                <text:list-item>
                  <text:p text:style-name="P8">get_inputfile: Запитує назву файлу, доки не може відкрити його і виводить назву файлу, а через аргументи задає поток файлу.</text:p>
                </text:list-item>
                <text:list-item>
                  <text:p text:style-name="P9">create_outputfile: Генерує назву вихідного файлу, створює і відкриває його.</text:p>
                </text:list-item>
                <text:list-item>
                  <text:p text:style-name="P9">get_text: забирає текст з потоку у двовимірний динамічний массив складений із рядків, а рядки з символів і виводить адресу отриманого массиву.</text:p>
                </text:list-item>
                <text:list-item>
                  <text:p text:style-name="P9">sort_text: спочатку складає рядки з однією латинською буквою у новий масив, а потім усі інші рядки і виводить адресу нового масиву.</text:p>
                </text:list-item>
                <text:list-item>
                  <text:p text:style-name="P9">check_line: перевіряє чи починається рядок з однієї букви.</text:p>
                </text:list-item>
                <text:list-item>
                  <text:p text:style-name="P9"><text:span text:style-name="T3">ign_other: у якій будуть ігноруватися усі данні до кінця рядка для того щоб </text:span><text:bookmark text:name="result_box4"/>непотрібні дані не заважали в майбутньому.</text:p>
                </text:list-item>
                <text:list-item>
                  <text:p text:style-name="P10">menu: у якій запитується число від одного до значення аргументу count для вибору меню та виводиться відповідь у числі.</text:p>
                </text:list-item>
              </text:list>
            </text:list-item>
          </text:list>
        </text:list-item>
        <text:list-item>
          <text:p text:style-name="P11">Вихідний текст програми розв’язку задачі</text:p>
        </text:list-item>
      </text:list>
      <text:h text:style-name="Heading_20_2" text:outline-level="2">Makefile</text:h>
      <text:p text:style-name="P16"><text:span text:style-name="T4">OBJ = main.o functions.o</text:span></text:p>
      <text:p text:style-name="P16"><text:span text:style-name="T4">DEPS = main.h functions.h</text:span></text:p>
      <text:p text:style-name="P16"><text:span text:style-name="T4">LIBS =</text:span></text:p>
      <text:p text:style-name="P16"><text:span text:style-name="T4">CFLAGS =</text:span></text:p>
      <text:p text:style-name="P16"><text:span text:style-name="T4">CC = gcc</text:span></text:p>
      <text:p text:style-name="P16"><text:span text:style-name="T4">EXTENSION = .c</text:span></text:p>
      <text:p text:style-name="P16"/>
      <text:p text:style-name="P16"><text:span text:style-name="T4">%.o: %$(EXTENSION) $(DEPS)</text:span></text:p>
      <text:p text:style-name="P16"><text:span text:style-name="T4"><text:tab/>$(CC) -c -o $@ $&lt; $(CFLAGS)</text:span></text:p>
      <text:p text:style-name="P16"/>
      <text:p text:style-name="P16"><text:span text:style-name="T4">main: $(OBJ)</text:span></text:p>
      <text:p text:style-name="P16"><text:span text:style-name="T4"><text:tab/>$(CC) -o $@ $^ $(CFLAGS) $(LIBS)</text:span></text:p>
      <text:p text:style-name="P16"/>
      <text:p text:style-name="P16"><text:soft-page-break/><text:span text:style-name="T4">.PHONY: clean</text:span></text:p>
      <text:p text:style-name="P16"/>
      <text:p text:style-name="P16"><text:span text:style-name="T4">clean:</text:span></text:p>
      <text:p text:style-name="P17"><text:span text:style-name="T4"><text:tab/>rm -f *.o *~ core *~ main</text:span></text:p>
      <text:p text:style-name="P17"/>
      <text:p text:style-name="P17"/>
      <text:h text:style-name="Heading_20_2" text:outline-level="2">main.c</text:h>
      <text:p text:style-name="P18">#include &lt;stdio.h&gt;</text:p>
      <text:p text:style-name="P18">#include &lt;stdlib.h&gt;</text:p>
      <text:p text:style-name="P18">#include &lt;string.h&gt;</text:p>
      <text:p text:style-name="P18">#include "functions.h"</text:p>
      <text:p text:style-name="P18"/>
      <text:p text:style-name="P18">int main(int argc, char *argv[]) {</text:p>
      <text:p text:style-name="P18"><text:tab/>char * input_filename, output_filename[12];</text:p>
      <text:p text:style-name="P18"><text:tab/>FILE * input_file = NULL, * output_file = NULL;</text:p>
      <text:p text:style-name="P18"><text:tab/>char ** text, ** outtext, ans;</text:p>
      <text:p text:style-name="P18"><text:tab/>int i,lines;</text:p>
      <text:p text:style-name="P18"><text:tab/>if (argc &gt; 1) {</text:p>
      <text:p text:style-name="P18"><text:tab/><text:tab/>input_filename = argv[1];</text:p>
      <text:p text:style-name="P18"><text:tab/><text:tab/>input_file = fopen(input_filename, "r");</text:p>
      <text:p text:style-name="P18"><text:tab/><text:tab/>if (input_file == NULL) {</text:p>
      <text:p text:style-name="P18"><text:tab/><text:tab/><text:tab/>if (menu(stdin,stdout,"Вы задали неверное имя файла. Хотите ввести данные вручную?\n1. Да\n2.Нет",2) == 2)</text:p>
      <text:p text:style-name="P18"><text:tab/><text:tab/><text:tab/><text:tab/>return 0;</text:p>
      <text:p text:style-name="P18"><text:tab/><text:tab/><text:tab/>return 1;</text:p>
      <text:p text:style-name="P18"><text:tab/><text:tab/>}</text:p>
      <text:p text:style-name="P18"><text:tab/>}</text:p>
      <text:p text:style-name="P18"><text:tab/>if (input_file == NULL)</text:p>
      <text:p text:style-name="P18"><text:tab/><text:tab/>input_filename = get_inputfile(stdin,stdout,&amp;input_file);</text:p>
      <text:p text:style-name="P18"><text:tab/>text = get_text(input_file,&amp;lines);</text:p>
      <text:p text:style-name="P18"><text:tab/>outtext = sort_text(text,lines);</text:p>
      <text:p text:style-name="P18"><text:tab/>ans = menu(stdin,stdout,"Вывести:\n1. На экран\n2. В файл\n3. Оба варианта",3);</text:p>
      <text:p text:style-name="P18"><text:tab/>if (ans == 1 || ans == 3)</text:p>
      <text:p text:style-name="P18"><text:tab/><text:tab/>for (i=0;i&lt;lines;i++)</text:p>
      <text:p text:style-name="P18"><text:tab/><text:tab/>printf("%s\n",outtext[i]);</text:p>
      <text:p text:style-name="P18"><text:tab/>if (ans == 2 || ans == 3) {</text:p>
      <text:p text:style-name="P18"><text:tab/><text:tab/>create_outputfile(stdin,stdout,input_filename,&amp;output_file,output_filename);</text:p>
      <text:p text:style-name="P18"><text:tab/><text:tab/>if (output_file == NULL) {</text:p>
      <text:p text:style-name="P18"><text:tab/><text:tab/><text:tab/>printf("Не получилось создать файл %s\n",output_filename);</text:p>
      <text:p text:style-name="P18"><text:tab/><text:tab/><text:tab/>return 1;</text:p>
      <text:p text:style-name="P18"><text:tab/><text:tab/>}</text:p>
      <text:p text:style-name="P18"><text:tab/><text:tab/>for (i=0;i&lt;lines;i++) {</text:p>
      <text:p text:style-name="P18"><text:tab/><text:tab/><text:tab/>fprintf(output_file,"%s\n",outtext[i]);</text:p>
      <text:p text:style-name="P18"><text:tab/><text:tab/>}</text:p>
      <text:p text:style-name="P18"><text:tab/><text:tab/>fclose(output_file);</text:p>
      <text:p text:style-name="P18"><text:tab/><text:tab/>printf("Выходной файл: %s\n",output_filename);</text:p>
      <text:p text:style-name="P18"><text:tab/>}</text:p>
      <text:p text:style-name="P18"/>
      <text:p text:style-name="P18"><text:tab/>// Exit</text:p>
      <text:p text:style-name="P18"><text:tab/>fclose(input_file);</text:p>
      <text:p text:style-name="P18"><text:tab/>free(input_filename);</text:p>
      <text:p text:style-name="P18"><text:tab/>for (i=0; i&lt;lines; i++) {</text:p>
      <text:p text:style-name="P18"><text:tab/><text:tab/>free(text[i]);</text:p>
      <text:p text:style-name="P18"><text:tab/>}</text:p>
      <text:p text:style-name="P18"><text:soft-page-break/><text:tab/>free(text);</text:p>
      <text:p text:style-name="P18"><text:tab/>return 0;</text:p>
      <text:p text:style-name="P18">}</text:p>
      <text:h text:style-name="P14" text:outline-level="2">Functions.h</text:h>
      <text:p text:style-name="P18">// This is start of the header guard</text:p>
      <text:p text:style-name="P18">#ifndef FUNCTIONS_H</text:p>
      <text:p text:style-name="P18">#define FUNCTIONS_H</text:p>
      <text:p text:style-name="P18"/>
      <text:p text:style-name="P18">void say(FILE * output, char * text);</text:p>
      <text:p text:style-name="P18"/>
      <text:p text:style-name="P18">char * get_string (FILE * input);</text:p>
      <text:p text:style-name="P18"/>
      <text:p text:style-name="P18">char * get_inputfile (FILE * input, FILE * output, FILE ** input_file);</text:p>
      <text:p text:style-name="P18"/>
      <text:p text:style-name="P18">void create_outputfile (FILE * input, FILE * output, char * input_filename, FILE ** output_file, char * output_filename);</text:p>
      <text:p text:style-name="P18"/>
      <text:p text:style-name="P18">char ** get_text (FILE * input, int * lines);</text:p>
      <text:p text:style-name="P18"/>
      <text:p text:style-name="P18">char ** sort_text(char ** text, int lines);</text:p>
      <text:p text:style-name="P18"/>
      <text:p text:style-name="P18">char check_line(char * text);</text:p>
      <text:p text:style-name="P18"/>
      <text:p text:style-name="P18">void ign_other(FILE * input);</text:p>
      <text:p text:style-name="P18"/>
      <text:p text:style-name="P18">char menu (FILE * input, FILE * output, char * message, char count);</text:p>
      <text:p text:style-name="P18"/>
      <text:p text:style-name="P18">// This is the end of the header guard</text:p>
      <text:p text:style-name="P18">#endif</text:p>
      <text:h text:style-name="P15" text:outline-level="2">Functions.c</text:h>
      <text:p text:style-name="P18">#include &lt;stdio.h&gt;</text:p>
      <text:p text:style-name="P18">#include &lt;stdlib.h&gt;</text:p>
      <text:p text:style-name="P18">#include &lt;string.h&gt;</text:p>
      <text:p text:style-name="P18">#include "functions.h"</text:p>
      <text:p text:style-name="P18">#include &lt;ctype.h&gt;</text:p>
      <text:p text:style-name="P18"/>
      <text:p text:style-name="P18">void say (FILE * pFile, char * text) {</text:p>
      <text:p text:style-name="P18"><text:tab/>fprintf(pFile,"%s",text);</text:p>
      <text:p text:style-name="P18">}</text:p>
      <text:p text:style-name="P18"/>
      <text:p text:style-name="P18">char * get_string (FILE * input) {</text:p>
      <text:p text:style-name="P18"><text:tab/>char *a = (char *) calloc(1,sizeof(char)),c = 0;</text:p>
      <text:p text:style-name="P18"><text:tab/>int length = 0;</text:p>
      <text:p text:style-name="P18"><text:tab/>// While not end of line ask new character</text:p>
      <text:p text:style-name="P18"><text:tab/>while ((c = fgetc(input)) != EOF &amp;&amp; c != '\n') {</text:p>
      <text:p text:style-name="P18"><text:tab/><text:tab/>// Increase length</text:p>
      <text:p text:style-name="P18"><text:tab/><text:tab/>length++;</text:p>
      <text:p text:style-name="P18"><text:tab/><text:tab/>// Increase length of input string</text:p>
      <text:p text:style-name="P18"><text:tab/><text:tab/>a = (char *) realloc (a, (length + 1) * sizeof(char));</text:p>
      <text:p text:style-name="P18"><text:tab/><text:tab/>// Copy character to string</text:p>
      <text:p text:style-name="P18"><text:tab/><text:tab/>a[length-1] = c;</text:p>
      <text:p text:style-name="P18"><text:tab/><text:tab/>// Get new character</text:p>
      <text:p text:style-name="P18"><text:tab/>}</text:p>
      <text:p text:style-name="P18"><text:tab/>a[length] = 0;</text:p>
      <text:p text:style-name="P18"><text:soft-page-break/><text:tab/>return a;</text:p>
      <text:p text:style-name="P18">}</text:p>
      <text:p text:style-name="P18"/>
      <text:p text:style-name="P18">char * get_inputfile (FILE * input, FILE * output, FILE ** input_file) {</text:p>
      <text:p text:style-name="P18"><text:tab/>char * input_filename;</text:p>
      <text:p text:style-name="P18"><text:tab/>while (*input_file == NULL) {</text:p>
      <text:p text:style-name="P18"><text:tab/><text:tab/>// Ask string</text:p>
      <text:p text:style-name="P18"><text:tab/><text:tab/>say(output,"Введите имя файла: ");</text:p>
      <text:p text:style-name="P18"><text:tab/><text:tab/>input_filename = get_string(input);</text:p>
      <text:p text:style-name="P18"><text:tab/><text:tab/>*input_file = fopen(input_filename, "r");</text:p>
      <text:p text:style-name="P18"><text:tab/><text:tab/>if (*input_file == NULL) {</text:p>
      <text:p text:style-name="P18"><text:tab/><text:tab/><text:tab/>system("clear");</text:p>
      <text:p text:style-name="P18"><text:tab/><text:tab/><text:tab/>say(output,"Такого файла не существует. Попробуйте ещё\n");</text:p>
      <text:p text:style-name="P18"><text:tab/><text:tab/>}</text:p>
      <text:p text:style-name="P18"><text:tab/>}</text:p>
      <text:p text:style-name="P18"><text:tab/>return input_filename;</text:p>
      <text:p text:style-name="P18">}</text:p>
      <text:p text:style-name="P18"/>
      <text:p text:style-name="P18">void create_outputfile (FILE * input, FILE * output, char * input_filename, FILE ** output_file, char * output_filename) {</text:p>
      <text:p text:style-name="P18"><text:tab/>char i;</text:p>
      <text:p text:style-name="P18"><text:tab/>for (i=0; i&lt;3 &amp;&amp; input_filename[i] != '.'; i++) {</text:p>
      <text:p text:style-name="P18"><text:tab/><text:tab/>output_filename[i] = input_filename[i];</text:p>
      <text:p text:style-name="P18"><text:tab/>}</text:p>
      <text:p text:style-name="P18"><text:tab/>output_filename[i]=0;</text:p>
      <text:p text:style-name="P18"><text:tab/>strcat(output_filename,"_out.dat");</text:p>
      <text:p text:style-name="P18"><text:tab/>*output_file = fopen(output_filename, "w");</text:p>
      <text:p text:style-name="P18">}</text:p>
      <text:p text:style-name="P18"/>
      <text:p text:style-name="P18">char ** get_text (FILE * input, int * lines) {</text:p>
      <text:p text:style-name="P18"><text:tab/>char ** text = (char **) calloc(0,sizeof(char*));</text:p>
      <text:p text:style-name="P18"><text:tab/>int length = 0;</text:p>
      <text:p text:style-name="P18"><text:tab/>while (!feof(input)) {</text:p>
      <text:p text:style-name="P18"><text:tab/><text:tab/>// Increase length</text:p>
      <text:p text:style-name="P18"><text:tab/><text:tab/>length++;</text:p>
      <text:p text:style-name="P18"><text:tab/><text:tab/>// Increase length of input string</text:p>
      <text:p text:style-name="P18"><text:tab/><text:tab/>text = (char **) realloc (text, (length + 1) * sizeof(char*));</text:p>
      <text:p text:style-name="P18"><text:tab/><text:tab/>// Copy character to string</text:p>
      <text:p text:style-name="P18"><text:tab/><text:tab/>text[length-1] = get_string(input);</text:p>
      <text:p text:style-name="P18"><text:tab/>}</text:p>
      <text:p text:style-name="P18"><text:tab/>*lines = length;</text:p>
      <text:p text:style-name="P18"><text:tab/>return text;</text:p>
      <text:p text:style-name="P18">}</text:p>
      <text:p text:style-name="P18"/>
      <text:p text:style-name="P18">char ** sort_text(char ** text, int lines) {</text:p>
      <text:p text:style-name="P18"><text:tab/>char ** outtext = (char **) calloc(lines,sizeof(char*));</text:p>
      <text:p text:style-name="P18"><text:tab/>int x=0,i;</text:p>
      <text:p text:style-name="P18"><text:tab/>for (i=0; i&lt;lines; i++)</text:p>
      <text:p text:style-name="P18"><text:tab/><text:tab/>if (check_line(text[i])) {</text:p>
      <text:p text:style-name="P18"><text:tab/><text:tab/><text:tab/>outtext[x]=text[i];</text:p>
      <text:p text:style-name="P18"><text:tab/><text:tab/><text:tab/>x++;</text:p>
      <text:p text:style-name="P18"><text:tab/><text:tab/>}</text:p>
      <text:p text:style-name="P18"><text:tab/>for (i=0; i&lt;lines; i++)</text:p>
      <text:p text:style-name="P18"><text:tab/><text:tab/>if (!check_line(text[i])) {</text:p>
      <text:p text:style-name="P18"><text:tab/><text:tab/><text:tab/>outtext[x]=text[i];</text:p>
      <text:p text:style-name="P18"><text:tab/><text:tab/><text:tab/>x++;</text:p>
      <text:p text:style-name="P18"><text:tab/><text:tab/>}</text:p>
      <text:p text:style-name="P18"><text:tab/>return outtext;</text:p>
      <text:p text:style-name="P18"><text:soft-page-break/>}</text:p>
      <text:p text:style-name="P18"/>
      <text:p text:style-name="P18">char check_line(char * text) {</text:p>
      <text:p text:style-name="P18"><text:tab/>if (isalpha(text[0]) &amp;&amp; !isalpha(text[1]) &amp;&amp; text[1]!='-' &amp;&amp; text[1]!='\'')</text:p>
      <text:p text:style-name="P18"><text:tab/><text:tab/>return 1;</text:p>
      <text:p text:style-name="P18"><text:tab/>else</text:p>
      <text:p text:style-name="P18"><text:tab/><text:tab/>for (int i = 1; text[i] &amp;&amp; !isalpha(text[i-1]); i++)</text:p>
      <text:p text:style-name="P18"><text:tab/><text:tab/><text:tab/>if (isalpha(text[i]) &amp;&amp; !isalpha(text[i+1]) &amp;&amp; text[i+1]!='-' &amp;&amp; text[i+1]!='\'')</text:p>
      <text:p text:style-name="P18"><text:tab/><text:tab/><text:tab/><text:tab/>return 1;</text:p>
      <text:p text:style-name="P18"><text:tab/>return 0;</text:p>
      <text:p text:style-name="P18">}</text:p>
      <text:p text:style-name="P18"/>
      <text:p text:style-name="P18">/* Ignore all data until end of line */</text:p>
      <text:p text:style-name="P18">void ign_other(FILE * input) {</text:p>
      <text:p text:style-name="P18"><text:tab/>char c = 0;</text:p>
      <text:p text:style-name="P18"><text:tab/>// While current character is not new line</text:p>
      <text:p text:style-name="P18"><text:tab/>while (c!='\n')</text:p>
      <text:p text:style-name="P18"><text:tab/><text:tab/>// Get new character</text:p>
      <text:p text:style-name="P18"><text:tab/><text:tab/>c=fgetc(input);</text:p>
      <text:p text:style-name="P18">}</text:p>
      <text:p text:style-name="P18"/>
      <text:p text:style-name="P18"/>
      <text:p text:style-name="P18">char menu (FILE * input, FILE * output, char * message, char count) {</text:p>
      <text:p text:style-name="P18"><text:tab/>// Main menu</text:p>
      <text:p text:style-name="P18"><text:tab/>char answer = 0;</text:p>
      <text:p text:style-name="P18"><text:tab/>// While answer is incorrect make menu</text:p>
      <text:p text:style-name="P18"><text:tab/>while (answer &lt; 1 || answer &gt; count) {</text:p>
      <text:p text:style-name="P18"><text:tab/><text:tab/>// Ask menu</text:p>
      <text:p text:style-name="P18"><text:tab/><text:tab/>printf("%s\n",message);</text:p>
      <text:p text:style-name="P18"><text:tab/><text:tab/>// Get answer</text:p>
      <text:p text:style-name="P18"><text:tab/><text:tab/>answer = getchar()-'0';</text:p>
      <text:p text:style-name="P18"><text:tab/><text:tab/>// Ignore all after answer to avoid incorrect data in future</text:p>
      <text:p text:style-name="P18"><text:tab/><text:tab/>ign_other(input);</text:p>
      <text:p text:style-name="P18"><text:tab/><text:tab/>// ask to try again</text:p>
      <text:p text:style-name="P18"><text:tab/><text:tab/>if (answer &lt; 1 || answer &gt; count) {</text:p>
      <text:p text:style-name="P18"><text:tab/><text:tab/><text:tab/>system("clear");</text:p>
      <text:p text:style-name="P18"><text:tab/><text:tab/><text:tab/>printf("Вводить нужно только цифры от 1 до %hhi. Попробуйте ещё\n",count);</text:p>
      <text:p text:style-name="P18"><text:tab/><text:tab/>}</text:p>
      <text:p text:style-name="P18"><text:tab/>}</text:p>
      <text:p text:style-name="P18"><text:tab/>return answer;</text:p>
      <text:p text:style-name="P18">}</text:p>
      <text:list xml:id="list160803359312448" text:continue-numbering="true" text:style-name="L1">
        <text:list-item>
          <text:p text:style-name="P12">Опис інтерфейсу програми:</text:p>
          <text:list>
            <text:list-item>
              <text:p text:style-name="P13">Запит файлу</text:p>
            </text:list-item>
            <text:list-item>
              <text:p text:style-name="P13">Вибір виходу за допомогою меню</text:p>
            </text:list-item>
            <text:list-item>
              <text:p text:style-name="P13">Вихід даних за вибором</text:p>
            </text:list-item>
          </text:list>
        </text:list-item>
        <text:list-item>
          <text:p text:style-name="P3">Опис тестових прикладів:</text:p>
        </text:list-item>
      </text:list>
      <text:p text:style-name="P19"/>
      <text:h text:style-name="Heading_20_2" text:outline-level="2">input.txt</text:h>
      <text:p text:style-name="P19"/>
      <text:p text:style-name="P19">abc</text:p>
      <text:p text:style-name="P19"><text:soft-page-break/>A B C</text:p>
      <text:h text:style-name="Heading_20_2" text:outline-level="2">Console</text:h>
      <text:p text:style-name="P19">Введите имя файла: input.txt</text:p>
      <text:p text:style-name="P19">Вывести:</text:p>
      <text:p text:style-name="P19">1. На экран</text:p>
      <text:p text:style-name="P19">2. В файл</text:p>
      <text:p text:style-name="P19">3. Оба варианта</text:p>
      <text:p text:style-name="P19">1</text:p>
      <text:p text:style-name="P19">A B C</text:p>
      <text:p text:style-name="P19">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 Bold" svg:font-family="'Monospace Bold'" style:font-adornments="Bold"/>
    <style:font-face style:name="FreeSans1" svg:font-family="FreeSans" style:font-family-generic="swiss"/>
    <style:font-face style:name="Monospace" svg:font-family="Monospace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" fo:font-family="Monospace" style:font-style-name="Regular" style:font-pitch="fixed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972in" loext:contextual-spacing="false" fo:line-height="100%" fo:text-indent="0.2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top="0in" fo:margin-bottom="0in" loext:contextual-spacing="false" fo:text-align="center" style:justify-single-word="false" style:page-number="auto" fo:background-color="transparent"/>
      <style:text-properties style:font-name="Monospace Bold" fo:font-family="'Monospace Bold'" style:font-style-name="Bold" fo:font-size="18pt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fo:margin-top="0in" fo:margin-bottom="0in" loext:contextual-spacing="false" fo:line-height="100%"/>
      <style:text-properties fo:font-size="10pt" officeooo:rsid="0021c295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4:40:57.615980735</meta:creation-date>
    <dc:date>2018-03-11T16:07:54.330301283</dc:date>
    <meta:editing-duration>PT11H26M50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7" meta:paragraph-count="247" meta:word-count="1232" meta:character-count="8093" meta:non-whitespace-character-count="6925"/>
  </office:meta>
</office:document-meta>
</file>